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4.068cm" fo:min-width="6.739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1.274cm" fo:min-width="6.739cm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2.544cm" fo:min-width="6.739cm" fo:padding-top="0.16cm" fo:padding-bottom="0.16cm" fo:padding-left="0.285cm" fo:padding-right="0.285cm"/>
    </style:style>
    <style:style style:name="gr4" style:family="graphic" style:parent-style-name="standard">
      <style:graphic-properties svg:stroke-color="#cc0000" draw:fill-color="#ff0000" draw:textarea-horizontal-align="justify" draw:textarea-vertical-align="middle" draw:auto-grow-height="false" fo:min-height="1.457cm" fo:min-width="1.207cm"/>
    </style:style>
    <style:style style:name="gr5" style:family="graphic" style:parent-style-name="standard">
      <style:graphic-properties svg:stroke-color="#006600" draw:fill-color="#006600" draw:textarea-horizontal-align="justify" draw:textarea-vertical-align="middle" draw:auto-grow-height="false" fo:min-height="1.457cm" fo:min-width="1.207cm"/>
    </style:style>
    <style:style style:name="gr6" style:family="graphic" style:parent-style-name="standard">
      <style:graphic-properties svg:stroke-color="#000099" draw:fill-color="#000099" draw:textarea-horizontal-align="justify" draw:textarea-vertical-align="middle" draw:auto-grow-height="false" fo:min-height="1.457cm" fo:min-width="1.207cm"/>
    </style:style>
    <style:style style:name="gr7" style:family="graphic" style:parent-style-name="standard">
      <style:graphic-properties svg:stroke-color="#ffff00" draw:fill-color="#ffd320" draw:textarea-horizontal-align="justify" draw:textarea-vertical-align="middle" draw:auto-grow-height="false" fo:min-height="1.457cm" fo:min-width="1.207cm"/>
    </style:style>
    <style:style style:name="gr8" style:family="graphic" style:parent-style-name="standard">
      <style:graphic-properties svg:stroke-color="#330066" draw:fill-color="#330066" draw:textarea-horizontal-align="justify" draw:textarea-vertical-align="middle" draw:auto-grow-height="false" fo:min-height="1.457cm" fo:min-width="1.20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6600"/>
      <style:paragraph-properties fo:text-align="center"/>
    </style:style>
    <style:style style:name="P7" style:family="paragraph">
      <loext:graphic-properties draw:fill-color="#000099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330066"/>
      <style:paragraph-properties fo:text-align="center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4.318cm" svg:x="5.561cm" svg:y="0.2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1.524cm" svg:x="5.561cm" svg:y="0.227cm">
          <text:p text:style-name="P2">Color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7.239cm" svg:height="2.794cm" svg:x="5.561cm" svg:y="1.751cm">
          <text:p text:style-name="P3">red : int</text:p>
          <text:p text:style-name="P3">green : int</text:p>
          <text:p text:style-name="P3">blue : int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413cm" svg:height="2.413cm" svg:x="0.1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413cm" svg:height="2.413cm" svg:x="3.91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2.413cm" svg:height="2.413cm" svg:x="7.974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2.413cm" svg:height="2.413cm" svg:x="11.911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2.413cm" svg:height="2.413cm" svg:x="15.848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18cm" svg:y1="4.545cm" svg:x2="1.307cm" svg:y2="6.704cm" draw:start-shape="id1" draw:start-glue-point="2" draw:end-shape="id2" draw:end-glue-point="4" svg:d="M9180 4545l-7873 2159" svg:viewBox="0 0 7874 2160">
          <text:p/>
        </draw:connector>
        <draw:connector draw:style-name="gr9" draw:text-style-name="P10" draw:layer="layout" draw:type="line" svg:x1="9.18cm" svg:y1="4.545cm" svg:x2="5.117cm" svg:y2="6.704cm" draw:start-shape="id1" draw:start-glue-point="2" draw:end-shape="id3" draw:end-glue-point="4" svg:d="M9180 4545l-4063 2159" svg:viewBox="0 0 4064 2160">
          <text:p/>
        </draw:connector>
        <draw:connector draw:style-name="gr9" draw:text-style-name="P10" draw:layer="layout" draw:type="line" svg:x1="9.18cm" svg:y1="4.545cm" svg:x2="9.181cm" svg:y2="6.704cm" draw:start-shape="id1" draw:start-glue-point="2" draw:end-shape="id4" draw:end-glue-point="4" svg:d="M9180 4545l1 2159" svg:viewBox="0 0 2 2160">
          <text:p/>
        </draw:connector>
        <draw:connector draw:style-name="gr9" draw:text-style-name="P10" draw:layer="layout" draw:type="line" svg:x1="9.18cm" svg:y1="4.545cm" svg:x2="13.118cm" svg:y2="6.704cm" draw:start-shape="id1" draw:start-glue-point="2" draw:end-shape="id5" draw:end-glue-point="4" svg:d="M9180 4545l3938 2159" svg:viewBox="0 0 3939 2160">
          <text:p/>
        </draw:connector>
        <draw:connector draw:style-name="gr9" draw:text-style-name="P10" draw:layer="layout" draw:type="line" svg:x1="9.18cm" svg:y1="4.545cm" svg:x2="17.055cm" svg:y2="6.704cm" draw:start-shape="id1" draw:start-glue-point="2" draw:end-shape="id6" draw:end-glue-point="4" svg:d="M9180 4545l7875 2159" svg:viewBox="0 0 7876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1:56:32.354894527</meta:creation-date>
    <dc:date>2015-07-15T12:03:33.827852346</dc:date>
    <meta:editing-duration>PT7M1S</meta:editing-duration>
    <meta:editing-cycles>1</meta:editing-cycles>
    <meta:document-statistic meta:object-count="13"/>
    <meta:generator>LibreOffice/4.4.2.2$Linux_X86_64 LibreOffice_project/40m0$Build-2</meta:generator>
  </office:meta>
</office:document-meta>
</file>